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0122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0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Shop 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Unit 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R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407VGT6</text:p>
          </table:table-cell>
          <table:table-cell office:value-type="string" calcext:value-type="string">
            <text:p>Digiware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212800" calcext:value-type="currency">
            <text:p>212,800.00 IDR</text:p>
          </table:table-cell>
          <table:table-cell table:formula="of:=[.D2]*[.E2]" office:value-type="currency" office:currency="IDR" office:value="212800" calcext:value-type="currency">
            <text:p>212,800.00 IDR</text:p>
          </table:table-cell>
          <table:table-cell office:value-type="string" calcext:value-type="string">
            <text:p><text:a xlink:href="http://digiwarestore.com/en/arm-core/stm32f407vgt6-131222.html" xlink:type="simple">http://digiwarestore.com/en/arm-core/stm32f407vgt6-131222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phic LCD 128x64</text:p>
          </table:table-cell>
          <table:table-cell office:value-type="string" calcext:value-type="string">
            <text:p>Digiware</text:p>
          </table:table-cell>
          <table:table-cell office:value-type="float" office:value="1" calcext:value-type="float">
            <text:p>1</text:p>
          </table:table-cell>
          <table:table-cell office:value-type="currency" office:currency="IDR" office:value="236500" calcext:value-type="currency">
            <text:p>236,500.00 IDR</text:p>
          </table:table-cell>
          <table:table-cell table:formula="of:=[.D3]*[.E3]" office:value-type="currency" office:currency="IDR" office:value="236500" calcext:value-type="currency">
            <text:p>236,500.00 IDR</text:p>
          </table:table-cell>
          <table:table-cell office:value-type="string" calcext:value-type="string">
            <text:p><text:a xlink:href="http://digiwarestore.com/en/lcd-graphic/graphic-lcd-128x64-stn-yellow-green-background-yellow-green-backlight-780-x-700-x-130-712089.html" xlink:type="simple">http://digiwarestore.com/en/lcd-graphic/graphic-lcd-128x64-stn-yellow-green-background-yellow-green-backlight-780-x-700-x-130-712089.html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5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5P0"/>
    </number:currency-style>
    <number:currency-style style:name="N20122P0" style:volatile="true" number:language="en" number:country="US">
      <number:number number:decimal-places="2" loext:min-decimal-places="2" number:min-integer-digits="1" number:grouping="true"/>
      <number:text> </number:text>
      <number:currency-symbol>IDR</number:currency-symbol>
    </number:currency-style>
    <number:currency-style style:name="N20122" number:language="en" number:country="US">
      <number:text>-</number:text>
      <number:number number:decimal-places="2" loext:min-decimal-places="2" number:min-integer-digits="1" number:grouping="true"/>
      <number:text> </number:text>
      <number:currency-symbol>IDR</number:currency-symbol>
      <style:map style:condition="value()&gt;=0" style:apply-style-name="N2012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5:31:02.24846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4:35:59.543567121</meta:creation-date>
    <dc:date>2017-09-07T15:31:59.411265921</dc:date>
    <meta:editing-duration>PT55M7S</meta:editing-duration>
    <meta:editing-cycles>8</meta:editing-cycles>
    <meta:generator>LibreOffice/5.3.2.2$Linux_X86_64 LibreOffice_project/30m0$Build-2</meta:generator>
    <meta:document-statistic meta:table-count="1" meta:cell-count="21" meta:object-count="0"/>
  </office:meta>
</office:document-meta>
</file>